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 style:list-style-name="L2"/>
    <style:style style:name="P4" style:family="paragraph" style:parent-style-name="Heading_20_1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énération dynamique de rapport</text:h>
      <text:p text:style-name="Text_20_body"> </text:p>
      <text:p text:style-name="Text_20_body">Le but de ce TP est de mettre au point une application Java capable de créer un JasperDesign à la volée en fonctions des informations saisies par un utilisateur. </text:p>
      <text:p text:style-name="Text_20_body">Les informations saisies étant :</text:p>
      <text:list xml:id="list29161952" text:style-name="L2">
        <text:list-item>
          <text:p text:style-name="P3">Une requête SQL </text:p>
        </text:list-item>
        <text:list-item>
          <text:p text:style-name="P3">Un critère de groupe</text:p>
        </text:list-item>
      </text:list>
      <text:p text:style-name="Text_20_body"/>
      <text:p text:style-name="Text_20_body">Le design n'est pas créé à partir de zéro, nous utillisons un gabarit .jrxml dont la structure prévoit un groupe.</text:p>
      <text:p text:style-name="Text_20_body">Enfin, tous les colonnes de la requête SQL fournies par l'utilisateur sont affichées dans des TextField.</text:p>
      <text:p text:style-name="Text_20_body">Le TP consiste à mettre au point le gabarit jrxml et l'application Jav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David THIBAU</meta:initial-creator>
    <meta:creation-date>2006-09-24T22:34:28</meta:creation-date>
    <dc:date>2009-11-18T09:11:10.03</dc:date>
    <dc:language>fr-FR</dc:language>
    <meta:editing-cycles>38</meta:editing-cycles>
    <meta:editing-duration>PT09H05M35S</meta:editing-duration>
    <dc:creator>David THIBAU</dc:creator>
    <meta:document-statistic meta:table-count="0" meta:image-count="0" meta:object-count="0" meta:page-count="1" meta:paragraph-count="9" meta:word-count="96" meta:character-count="553"/>
    <meta:user-defined meta:name="Info 1"/>
    <meta:user-defined meta:name="Info 2"/>
    <meta:user-defined meta:name="Info 3"/>
    <meta:user-defined meta:name="Info 4"/>
  </office:meta>
</office:document-meta>
</file>